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ComposedAnnotationsOnSingleAnnotatedElementTests.findMultipleComposed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GenericParameter.getFo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assertFindAllMergedAnnotationsBehavior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leComposedAnnotationsOnSingleAnnotatedElementTests.getMultiple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findComposedPlusLocal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ComposedAnnotationsOnSingleAnnotatedElementTests.findComposedCacheOnInterfaceAndLocalCache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ComposedPlusLocal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Multiple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ComposedPlusLocal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ComposedAnnotationsOnSingleAnnotatedElementTests.composedPlusLocalCach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ComposedAnnotationsOnSingleAnnotatedElementTests.findMultipleNoninheritedComposedAnnotations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leComposedAnnotationsOnSingleAnnotatedElementTests.getMultipleNoninheritedComposedAnnotations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ComposedAnnotationsOnSingleAnnotatedElementTests.findMultipleInheritedComposedAnnotations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findMultipleComposedAnnotationsOn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MultipleComposedAnnotationsOnBridg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ComposedAnnotationsOnSingleAnnotatedElementTests.getBridgeMetho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pleComposedAnnotationsOnSingleAnnotatedElementTests.findMultipleComposed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findMultipleComposedAnnotation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GenericParameter.getFor( Class &lt; String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MultipleNoninheritedComposedAnnotations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leComposedAnnotationsOnSingleAnnotatedElementTests.assertGetAllMergedAnnotationsBehavior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leComposedAnnotationsOnSingleAnnotatedElementTests.getMultipleComposedAnnotation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ComposedAnnotationsOnSingleAnnotatedElementTests.multipleComposedCach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ComposedAnnotationsOnSingleAnnotatedElementTests.findMultipleNoninheritedComposedAnnotations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leComposedAnnotationsOnSingleAnnotatedElementTests.findComposedPlusLocalAnnotations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ComposedAnnotationsOnSingleAnnotatedElementTests.getMultipleComposedAnnotation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